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ae3a6" officeooo:paragraph-rsid="000ae3a6"/>
    </style:style>
    <style:style style:name="P2" style:family="paragraph" style:parent-style-name="Standard">
      <style:paragraph-properties fo:line-height="115%" fo:text-align="justify" style:justify-single-word="false"/>
      <style:text-properties fo:font-weight="bold" officeooo:rsid="000ae3a6" officeooo:paragraph-rsid="000ae3a6" style:font-weight-asian="bold" style:font-weight-complex="bold"/>
    </style:style>
    <style:style style:name="P3" style:family="paragraph" style:parent-style-name="Standard">
      <style:paragraph-properties fo:line-height="115%" fo:text-align="justify" style:justify-single-word="false"/>
      <style:text-properties fo:font-weight="bold" officeooo:rsid="0013cd44" officeooo:paragraph-rsid="0013cd44" style:font-weight-asian="bold" style:font-weight-complex="bold"/>
    </style:style>
    <style:style style:name="P4" style:family="paragraph" style:parent-style-name="Standard">
      <style:paragraph-properties fo:line-height="115%" fo:text-align="justify" style:justify-single-word="false"/>
      <style:text-properties officeooo:rsid="000eb316" officeooo:paragraph-rsid="0013cd44"/>
    </style:style>
    <style:style style:name="P5" style:family="paragraph" style:parent-style-name="Standard">
      <style:paragraph-properties fo:line-height="115%" fo:text-align="justify" style:justify-single-word="false"/>
      <style:text-properties officeooo:rsid="000eb316" officeooo:paragraph-rsid="000eb316"/>
    </style:style>
    <style:style style:name="P6" style:family="paragraph" style:parent-style-name="Standard">
      <style:paragraph-properties fo:line-height="115%" fo:text-align="justify" style:justify-single-word="false"/>
      <style:text-properties fo:font-weight="normal" officeooo:rsid="0013cd44" officeooo:paragraph-rsid="0013cd44" style:font-weight-asian="normal" style:font-weight-complex="normal"/>
    </style:style>
    <style:style style:name="P7" style:family="paragraph" style:parent-style-name="Standard">
      <style:paragraph-properties fo:line-height="115%" fo:text-align="justify" style:justify-single-word="false"/>
      <style:text-properties officeooo:rsid="000f9431" officeooo:paragraph-rsid="0013cd44"/>
    </style:style>
    <style:style style:name="P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13cd44" style:font-size-asian="10.5pt" style:font-style-asian="normal" style:font-weight-asian="normal" style:font-style-complex="normal" style:font-weight-complex="normal"/>
    </style:style>
    <style:style style:name="T1" style:family="text">
      <style:text-properties officeooo:rsid="000b4cf6"/>
    </style:style>
    <style:style style:name="T2" style:family="text">
      <style:text-properties officeooo:rsid="000f9431"/>
    </style:style>
    <style:style style:name="T3" style:family="text">
      <style:text-properties officeooo:rsid="0013cd44"/>
    </style:style>
    <style:style style:name="T4" style:family="text">
      <style:text-properties fo:font-weight="normal" style:font-weight-asian="normal" style:font-weight-complex="normal"/>
    </style:style>
    <style:style style:name="T5" style:family="text">
      <style:text-properties fo:font-weight="normal" officeooo:rsid="0013cd4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odgovornih za odločitve v selekciji kot tudi pri rejcih, ki so končni uporabniki.</text:p>
      <text:p text:style-name="P1"/>
      <text:p text:style-name="P2">Razumevanje genomske selekcije</text:p>
      <text:p text:style-name="P1">Ugotovili smo, da med sogo<text:span text:style-name="T3">vo</text:span>rci prihaja do razlik pri razumevanju genomske selekcije. Medtem, ko vsi sogovorci imajo »kako« znanje oz. so seznanje<text:span text:style-name="T1">n</text:span>i s praktičnimi prednostmi genomske selekcije in uporabo genomske informacije, kot so zgodnejša odbira živali, pa velika večina sogovorcev nima znanja o principu delovanja genomske selekcije. To znanje, ni potrebno za posvojitev inovacije, pripomore pa k pravilni in dolgoročno uporabi inovacije. Presenetljivo imajo nekateri izmed izobraženih rejcev več znanja o samem principu delovanja genomske selekcije kot pa odgovorni. T<text:span text:style-name="T1">i najbolj poučeni rejci so zgodnji posvojitelji inovacije, ki genomsko informacijo uporabljajo tudi na svojih kmetijah. Ti rejci imajo boljše razumevanje kot tudi zaupanje v genomsko selekcijo, bolje pa poznajo tudi prednosti in pasti genomske selekcije. Med poznimi posvojitelji tehnologije je zaznati manj zaupanja v samo tehnologijo, manj tudi uporabljajo genomsko informacijo in genomsko testirane živali na svoji kmetiji. Ti rejci genomsko selekcijo še vedno pojmujejo kot noviteto in niti ne razmišljajo o njeni uporabi kot tudi, da ne bodo zlahka posvojili tehnologije saj čakajo, da se ta dodobra ustali v slovenski populaciji. Ti rejci tudi še niso dovolj prepričani, da bi sami investirali v genotipizacijo živali, ker ne vidijo zadostne relativne prednosti, čeprav že v omejeni meri uporabljajo genomsko testirane živali. Večina kmetov je poznih posvojiteljev, saj so kmetje konzervativna populacija ljudi, saj posledice svojega dela nosijo sami.</text:span></text:p>
      <text:p text:style-name="P1"/>
      <text:p text:style-name="P3">Odnos do domače in tuje selekcije</text:p>
      <text:p text:style-name="P4">V naslednjem sklopu smo raziskali odnos uporabnikov do domače <text:span text:style-name="T3">in tuje </text:span>selekcije. <text:span text:style-name="T3">B</text:span>olj specifično smo se osredotočili na uporabo slovenskih <text:span text:style-name="T3">in tujih</text:span> živali ter na percepcijo slovenske <text:span text:style-name="T3">in tuje</text:span> selekcije <text:span text:style-name="T3">pri sogovorcih ter njihovo poznavanje širšega stanja v populaciji</text:span>. <text:span text:style-name="T3">Pri tem smo ugotovili, da med uporabniki prihaja do razlik v uporabi slovenskih bikov in dojemanju slovenske selekcije. Ugotovili</text:span>, da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3">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poznavanja dela v tujini ali pa otroških idealov. <text:span text:style-name="T3">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2">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5"/>
      <text:p text:style-name="P7">Vsi sogovorci se strinjajo, da je domača selekcija potrebna za ohranjanje konkurenčnosti in ponuja možnosti za rejce z drugačnimi rejskimi cilji. <text:span text:style-name="T5">Hkrati pa nihče izmed sogovornikov tudi ne </text:span><text:soft-page-break/><text:span text:style-name="T5">nasprotuje omejeni uporabi tuje selekcije. V tem vidijo prednosti za ohranjanje genetske variabilnosti slovenske populacije. Priznavajo pa, da je pristop do selekcijskega dela v tujini boljši, kar botruje dejstvu, da je v populaciji veliko rejcev, ki prisegajo na tujo selekcijo. Opažajo tudi, da so nekateri rejci apriorij zvesti tuji selekciji kot posledica mišljenja »tuje je vedno boljše«, ki je v Sloveniji prisotno v več aspektih delovanja. </text:span><text:span text:style-name="T4">Razloge </text:span><text:span text:style-name="T5">za veliko uporabo tujih bikov pri nekaterih rejcih</text:span><text:span text:style-name="T4"> najdemo tudi v sedanjosti, in sicer pomanjkanje oglaševanja domače selekcije </text:span><text:span text:style-name="T5">ter</text:span><text:span text:style-name="T4"> veliko negativne reklame proti domači selekciji, pri čemer nasprotniki ubirajo agresivne pristope oglaševanja.</text:span></text:p>
      <text:p text:style-name="P7"><text:span text:style-name="T4"/></text:p>
      <text:p text:style-name="P3">Zaupanje v domačo stroko in znanje</text:p>
      <text:p text:style-name="P6">V tem vprašanju smo se ubadali z zaupanjem v lastno znanje v aspektu uvedbe lastne genomske selekcije. Sogovorce smo tako povprašali, kdo bi bil ključni akter pri tej uvedbi in na kakšen način bi se naj to izvedlo. Ugotovili smo, da je med sogovorci pozitiven odnos do uvedbe lastne genomske selekcije, vseeno pa je prisoten skepticizem glede možnost izvedbe zaradi mnogih potencialnih problemov. Kot slednje navajajo predvsem pomanjkanje finančnih sredstev in nezaupanje v slovensko selekcijo. Bolj poučeni sogovorci so glede same izvedbe tudi bolj optimistični – vseeno pa mislijo, da to posvojitev inovacije v družbi proces ter da bo večina kmetov to posvojila šele po potrditvi rezultatov s klasičnimi testi. Zanimivo je, da so nekateri izmed odgovornih zelo pesimistični glede uvedb, saj menijo, da smo vlak za lastno genomsko selekcijo že zamudili. Večinoma sogovorci menijo, da imamo v Sloveniji potrebno znanje in kvalificirane ljudi za uvedbo in izvedbo genomske selekcije, ne izključujejo pa tudi možnosti sodelovanja s tujino – ali sodelovanje v mednarodnih združenjih ali pa povezovanje s tujimi znanstveniki.Sogovorci so tudi mnenja, da bi takšen projekt morali izvesti s sofinanciranjem rejcev. Na ta način bi dosegli, da bi rejci zares uporabili informacijo ter zagotovili dolgoročno investiranje rejcev ter posledično izvajanje genomske selekcije. Slednje bi lahko dosegli predvsem z motiviranjem rejcev z mrežo prodaje in vključitvijo novih lastnosti ter izobraževanje. </text:p>
      <text:p text:style-name="P6"/>
      <text:p text:style-name="P8">Vsi sogovorci so kot <text:span text:style-name="T3">ključno za posvojitev lastne genomske selekcije navedli izobraževanje rejcev</text:span> s strani odgovornih inštitucij. <text:span text:style-name="T3">Mnenja o najboljšem načinu podajanja informacij pa se med sogovorci razlikujejo. Medtem, ko nekateri menijo, da je osebni pristop preveč agresiven, drugi pogrešajo več strokovnih delavcev na terenu. Drugi so mnenja, da je obveščanje preko kontrolorjev ugoden, saj so to ljudje, ki jim rejci zaupajo, pa drugi menijo, da je uspešnost takšnega prenosa odvisna od angažiranosti kontrolorja. Mnenja se razhajajo tudi pri izobraževanju preko seminarjev in predavanj – glavni argument proti je, da kmetje nimajo časa, saj so na svojih kmetijah vedno bolj obremenjeni. Podobno je tudi s klasično pošto, saj je nekateri kmetje ne preglejujejo več zaradi množice reklam in anket. Kot dober komunikacijski kanal se je pokazal spletni medij, in sicer novice na spletni strani in pa obveščanje preko elektronske pošte.</text:span></text:p>
      <text:p text:style-name="P6"/>
      <text:p text:style-name="P6">V raziskavi smo ugotovili, da med rejci in pripadniki strokovne službe prihaja do razlik v razumevanje genomske selekcije kot tudi odnosu do domače in tuje selekcije nasploh. Z raziskavo smo pridobili podatke o stanju v populaciji – tako pri poznavanju genomske selekcije kot tudi zaupanja domači selekcije in stroki. Pridobili smo tudi podatke o želji rejcev po izobraževanju in najbolj ustreznem načinu. S tem smo tako razkrili pomanjkljivost oz primanjkljaje v populaciji – torej čemu nameniti še posebno pozornost pri uvajanju lastne genomske selekcije v Sloveni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51:07.878205111</meta:creation-date>
    <dc:date>2018-05-04T11:35:22.743596234</dc:date>
    <meta:editing-duration>PT21H11M48S</meta:editing-duration>
    <meta:editing-cycles>4</meta:editing-cycles>
    <meta:generator>LibreOffice/5.1.6.2$Linux_X86_64 LibreOffice_project/10m0$Build-2</meta:generator>
    <meta:document-statistic meta:table-count="0" meta:image-count="0" meta:object-count="0" meta:page-count="2" meta:paragraph-count="10" meta:word-count="1123" meta:character-count="7635" meta:non-whitespace-character-count="6513"/>
  </office:meta>
</office:document-meta>
</file>